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1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1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3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32" office:value-type="string" calcext:value-type="string">
            <text:p>';'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21:52:11.1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08:58:23.044000000</meta:creation-date>
    <dc:date>2016-07-18T21:53:46.419000000</dc:date>
    <meta:editing-duration>PT52M24S</meta:editing-duration>
    <meta:editing-cycles>5</meta:editing-cycles>
    <meta:generator>LibreOffice/5.0.6.3$Windows_x86 LibreOffice_project/490fc03b25318460cfc54456516ea2519c11d1aa</meta:generator>
    <meta:document-statistic meta:table-count="1" meta:cell-count="578" meta:object-count="0"/>
  </office:meta>
</office:document-meta>
</file>